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Comic Sans MS" svg:font-family="'Comic Sans MS'" style:font-family-generic="script" style:font-pitch="variable"/>
    <style:font-face style:name="Courier 10 Pitch" svg:font-family="'Courier 10 Pitch'" style:font-pitch="fixed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Verdana" svg:font-family="Verdana, Helvetica, sans-serif"/>
  </office:font-face-decls>
  <office:automatic-styles>
    <style:style style:name="Tableau1" style:family="table" style:master-page-name="Standard">
      <style:table-properties style:width="16cm" style:page-number="auto" table:align="margins" style:writing-mode="lr-tb"/>
    </style:style>
    <style:style style:name="Tableau1.A" style:family="table-column">
      <style:table-column-properties style:column-width="16cm" style:rel-column-width="65535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P2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/>
    </style:style>
    <style:style style:name="P3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normal" style:font-weight-asian="normal" style:font-weight-complex="normal"/>
    </style:style>
    <style:style style:name="P4" style:family="paragraph" style:parent-style-name="Standard">
      <style:text-properties officeooo:rsid="0010e8a7" officeooo:paragraph-rsid="0010e8a7"/>
    </style:style>
    <style:style style:name="P5" style:family="paragraph" style:parent-style-name="Standard">
      <style:text-properties officeooo:rsid="0010e8a7" officeooo:paragraph-rsid="0012cb71"/>
    </style:style>
    <style:style style:name="P6" style:family="paragraph" style:parent-style-name="Standard">
      <style:text-properties officeooo:rsid="00137567" officeooo:paragraph-rsid="00142bf8"/>
    </style:style>
    <style:style style:name="P7" style:family="paragraph" style:parent-style-name="Standard">
      <style:text-properties officeooo:rsid="001677c1" officeooo:paragraph-rsid="001677c1"/>
    </style:style>
    <style:style style:name="P8" style:family="paragraph" style:parent-style-name="Standard">
      <style:text-properties officeooo:rsid="001677c1" officeooo:paragraph-rsid="0027269b"/>
    </style:style>
    <style:style style:name="P9" style:family="paragraph" style:parent-style-name="Standard">
      <style:paragraph-properties fo:break-before="page"/>
      <style:text-properties officeooo:rsid="001677c1" officeooo:paragraph-rsid="0027269b"/>
    </style:style>
    <style:style style:name="P10" style:family="paragraph" style:parent-style-name="Standard">
      <style:text-properties officeooo:rsid="001f407f" officeooo:paragraph-rsid="001f407f"/>
    </style:style>
    <style:style style:name="P11" style:family="paragraph" style:parent-style-name="Standard">
      <style:text-properties officeooo:rsid="001f407f" officeooo:paragraph-rsid="00221e67"/>
    </style:style>
    <style:style style:name="P12" style:family="paragraph" style:parent-style-name="Standard">
      <style:text-properties officeooo:rsid="00221e67" officeooo:paragraph-rsid="00221e67"/>
    </style:style>
    <style:style style:name="P13" style:family="paragraph" style:parent-style-name="Standard">
      <style:paragraph-properties fo:padding="0.049cm" fo:border="0.06pt solid #000000" style:shadow="#808080 0.18cm 0.18cm"/>
      <style:text-properties style:font-name="Courier 10 Pitch" fo:font-size="8pt" officeooo:rsid="002056fc" officeooo:paragraph-rsid="002056fc" style:font-size-asian="8pt" style:font-size-complex="8pt"/>
    </style:style>
    <style:style style:name="P14" style:family="paragraph" style:parent-style-name="Standard">
      <style:paragraph-properties fo:padding="0.049cm" fo:border="0.06pt solid #000000" style:shadow="#808080 0.18cm 0.18cm"/>
      <style:text-properties style:font-name="Courier 10 Pitch" fo:font-size="8pt" officeooo:rsid="002056fc" officeooo:paragraph-rsid="0020c345" style:font-size-asian="8pt" style:font-size-complex="8pt"/>
    </style:style>
    <style:style style:name="P15" style:family="paragraph" style:parent-style-name="Standard">
      <style:paragraph-properties fo:padding="0.049cm" fo:border="0.06pt solid #000000" style:shadow="#808080 0.18cm 0.18cm"/>
      <style:text-properties style:font-name="Courier 10 Pitch" fo:font-size="8pt" officeooo:rsid="001d446d" officeooo:paragraph-rsid="001d446d" style:font-size-asian="8pt" style:font-size-complex="8pt"/>
    </style:style>
    <style:style style:name="P16" style:family="paragraph" style:parent-style-name="Standard">
      <style:paragraph-properties fo:padding="0.049cm" fo:border="0.06pt solid #000000" style:shadow="#808080 0.18cm 0.18cm"/>
      <style:text-properties style:font-name="Courier 10 Pitch" fo:font-size="8pt" officeooo:rsid="001d446d" officeooo:paragraph-rsid="0020c345" style:font-size-asian="8pt" style:font-size-complex="8pt"/>
    </style:style>
    <style:style style:name="P17" style:family="paragraph" style:parent-style-name="Standard">
      <style:paragraph-properties fo:padding="0.049cm" fo:border="0.06pt solid #000000" style:shadow="#808080 0.18cm 0.18cm"/>
      <style:text-properties style:font-name="Courier 10 Pitch" fo:font-size="8pt" officeooo:rsid="001d8eeb" officeooo:paragraph-rsid="001d8eeb" style:font-size-asian="8pt" style:font-size-complex="8pt"/>
    </style:style>
    <style:style style:name="P18" style:family="paragraph" style:parent-style-name="Standard">
      <style:paragraph-properties fo:padding="0.049cm" fo:border="0.06pt solid #000000" style:shadow="#808080 0.18cm 0.18cm"/>
      <style:text-properties style:font-name="Courier 10 Pitch" fo:font-size="8pt" officeooo:rsid="001d8eeb" officeooo:paragraph-rsid="0020c345" style:font-size-asian="8pt" style:font-size-complex="8pt"/>
    </style:style>
    <style:style style:name="P19" style:family="paragraph" style:parent-style-name="Standard">
      <style:paragraph-properties fo:break-before="page"/>
      <style:text-properties officeooo:rsid="0025c716" officeooo:paragraph-rsid="001677c1"/>
    </style:style>
    <style:style style:name="P20" style:family="paragraph" style:parent-style-name="Heading_20_1" style:list-style-name="Numbering_20_1">
      <style:text-properties officeooo:rsid="001f407f" officeooo:paragraph-rsid="0027269b"/>
    </style:style>
    <style:style style:name="P21" style:family="paragraph" style:parent-style-name="Heading_20_1" style:list-style-name="Numbering_20_1">
      <style:text-properties officeooo:rsid="0010e8a7" officeooo:paragraph-rsid="0027269b"/>
    </style:style>
    <style:style style:name="P22" style:family="paragraph" style:parent-style-name="Heading_20_4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23" style:family="paragraph" style:parent-style-name="Standard" style:list-style-name="L1">
      <style:text-properties officeooo:rsid="00221e67" officeooo:paragraph-rsid="00221e67"/>
    </style:style>
    <style:style style:name="P24" style:family="paragraph" style:parent-style-name="question">
      <style:text-properties officeooo:rsid="0015df8d" officeooo:paragraph-rsid="0025c716"/>
    </style:style>
    <style:style style:name="P25" style:family="paragraph" style:parent-style-name="question">
      <style:text-properties officeooo:rsid="0010e8a7" officeooo:paragraph-rsid="0015df8d"/>
    </style:style>
    <style:style style:name="P26" style:family="paragraph" style:parent-style-name="question" style:list-style-name="Numbering_20_1" style:master-page-name="">
      <loext:graphic-properties draw:fill="solid" draw:fill-color="#ffcc99" draw:opacity="100%"/>
      <style:paragraph-properties fo:margin-left="2cm" fo:margin-right="0cm" fo:margin-top="0cm" fo:margin-bottom="0cm" style:contextual-spacing="false" fo:orphans="2" fo:widows="2" fo:text-indent="0cm" style:auto-text-indent="false" style:page-number="auto" fo:background-color="#ffcc99" style:writing-mode="lr-tb"/>
      <style:text-properties officeooo:paragraph-rsid="002bc7ea"/>
    </style:style>
    <style:style style:name="P27" style:family="paragraph" style:parent-style-name="question">
      <style:text-properties officeooo:paragraph-rsid="0027269b"/>
    </style:style>
    <style:style style:name="T1" style:family="text">
      <style:text-properties officeooo:rsid="0012cb71"/>
    </style:style>
    <style:style style:name="T2" style:family="text">
      <style:text-properties officeooo:rsid="002056fc"/>
    </style:style>
    <style:style style:name="T3" style:family="text">
      <style:text-properties officeooo:rsid="0020c345"/>
    </style:style>
    <style:style style:name="T4" style:family="text">
      <style:text-properties officeooo:rsid="0020c345" style:font-name-asian="OpenSymbol" style:font-name-complex="OpenSymbol"/>
    </style:style>
    <style:style style:name="T5" style:family="text">
      <style:text-properties officeooo:rsid="0025c716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style:text-position="33% 80%"/>
    </style:style>
    <style:style style:name="T8" style:family="text">
      <style:text-properties fo:color="#000000" loext:opacity="100%" style:font-name="Verdana"/>
    </style:style>
    <style:style style:name="T9" style:family="text">
      <style:text-properties fo:color="#000000" loext:opacity="100%" style:text-position="0% 100%"/>
    </style:style>
    <style:style style:name="T10" style:family="text">
      <style:text-properties officeooo:rsid="00292b2d"/>
    </style:style>
    <style:style style:name="T11" style:family="text">
      <style:text-properties officeooo:rsid="002bc7ea"/>
    </style:style>
    <style:style style:name="T12" style:family="text">
      <style:text-properties style:use-window-font-color="true" loext:opacity="0%" style:font-name="Times New Roman" fo:font-size="12pt" fo:language="fr" fo:country="FR" officeooo:rsid="002bc7ea" style:font-name-asian="Times New Roman" style:font-size-asian="10pt" style:font-name-complex="Times New Roman" style:font-size-complex="10pt" style:language-complex="ar" style:country-complex="SA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4248553081568">
          <table:table-cell table:style-name="Tableau1.A1" office:value-type="string">
            <text:h text:style-name="P22" text:outline-level="4">Schéma conditionnel<text:tab/><text:tab/>SNIR 1</text:h>
          </table:table-cell>
        </table:table-row>
        <table:table-row table:style-name="TableLine94248418468096">
          <table:table-cell table:style-name="Tableau1.A2" office:value-type="string">
            <text:p text:style-name="P3">Algorithmique<text:tab/><text:tab/>Actions et structures de contrôle</text:p>
          </table:table-cell>
        </table:table-row>
        <table:table-row table:style-name="TableLine94248519243776">
          <table:table-cell table:style-name="Tableau1.A2" office:value-type="string">
            <text:p text:style-name="P2">~ Travaux Dirigés ~</text:p>
          </table:table-cell>
        </table:table-row>
      </table:table>
      <text:p text:style-name="Standard"/>
      <text:p text:style-name="P4">Rappel:</text:p>
      <text:p text:style-name="P4">Lire une valeur au clavier <text:tab/><text:tab/><text:tab/>: <text:tab/>Lire : variable</text:p>
      <text:p text:style-name="P4">Afficher quelque chose à l'écran <text:tab/><text:tab/>: <text:tab/>Ecrire : "du texte" ou Ecrire : variable</text:p>
      <text:p text:style-name="P4">Tester la valeur d'une variable<text:tab/><text:tab/>:<text:tab/>Si &lt;predicat&gt; ALORS &lt;actions&gt; FINSI</text:p>
      <text:p text:style-name="P5"><text:tab/><text:tab/><text:tab/><text:tab/><text:tab/><text:tab/>Si &lt;predicat&gt; ALORS &lt;actions&gt; <text:span text:style-name="T1">SINON &lt;action&gt; </text:span>FINSI</text:p>
      <text:list xml:id="list92645408" text:style-name="Numbering_20_1">
        <text:list-item>
          <text:list>
            <text:list-header>
              <text:h text:style-name="P20" text:outline-level="1"/>
            </text:list-header>
          </text:list>
        </text:list-item>
        <text:list-item>
          <text:p text:style-name="P24"><text:span text:style-name="T5">Donnez l’algorithme d’un programme demandant</text:span> l'âge et affiche vous êtes majeur si l'âge est supérieur ou égal à 18.</text:p>
          <text:h text:style-name="P21" text:outline-level="1"/>
        </text:list-item>
        <text:list-item>
          <text:p text:style-name="P24"><text:span text:style-name="T5">Donnez l’algorithme d’un programme demandant</text:span> une note entre 0 et 20 et affiche « vous avez moins que la moyenne » si la note est inférieure à 10, « vous avez la moyenne » si la note est égale à 10, « vous avez plus que la moyenne » si la note est supérieure à 10.</text:p>
          <text:list>
            <text:list-header>
              <text:h text:style-name="P21" text:outline-level="1"/>
            </text:list-header>
          </text:list>
        </text:list-item>
        <text:list-item>
          <text:p text:style-name="P25">Sachant qu'une corpulence "normale" se situe entre une imc de 18,5 et 25. Complétez votre algorithme de calcul de l'imc afin de dire à l'utilisateur s'il est dans la "norme".</text:p>
        </text:list-item>
      </text:list>
      <text:p text:style-name="P6"/>
      <text:p text:style-name="P7"/>
      <text:p text:style-name="P19"><text:tab/><text:tab/>Soit l’algorithme suivant :</text:p>
      <text:p text:style-name="P13">val : entier</text:p>
      <text:p text:style-name="P13">Ecrire : « Donnez une valeur comprise entre 0 et 255 »</text:p>
      <text:p text:style-name="P13">Lire:val</text:p>
      <text:p text:style-name="P13"/>
      <text:p text:style-name="P15"><text:span text:style-name="T2">SI</text:span> val <text:span text:style-name="T4">≥</text:span>12<text:span text:style-name="T2">8</text:span></text:p>
      <text:p text:style-name="P13">ALORS</text:p>
      <text:p text:style-name="P15"><text:tab/>val=val-128</text:p>
      <text:p text:style-name="P15"><text:tab/><text:span text:style-name="T2">Ecrire :</text:span> « 1 »</text:p>
      <text:p text:style-name="P13">SINON</text:p>
      <text:p text:style-name="P17"><text:tab/><text:span text:style-name="T2">E</text:span>crire : « <text:span text:style-name="T2">0 »</text:span></text:p>
      <text:p text:style-name="P13">FINSI</text:p>
      <text:p text:style-name="P16"><text:span text:style-name="T2">SI</text:span> val ≥<text:span text:style-name="T3">64</text:span></text:p>
      <text:p text:style-name="P14">ALORS</text:p>
      <text:p text:style-name="P16"><text:tab/>val=val-<text:span text:style-name="T3">64</text:span></text:p>
      <text:p text:style-name="P16"><text:tab/><text:span text:style-name="T2">Ecrire :</text:span> « 1 »</text:p>
      <text:p text:style-name="P14">SINON</text:p>
      <text:p text:style-name="P18"><text:tab/><text:span text:style-name="T2">E</text:span>crire : « <text:span text:style-name="T2">0 »</text:span></text:p>
      <text:p text:style-name="P14">FINSI</text:p>
      <text:p text:style-name="P16"><text:span text:style-name="T2">SI</text:span> val ≥<text:span text:style-name="T3">32</text:span></text:p>
      <text:p text:style-name="P14">ALORS</text:p>
      <text:p text:style-name="P16"><text:tab/>val=val-<text:span text:style-name="T3">32</text:span></text:p>
      <text:p text:style-name="P16"><text:tab/><text:span text:style-name="T2">Ecrire :</text:span> « 1 »</text:p>
      <text:p text:style-name="P14">SINON</text:p>
      <text:p text:style-name="P18"><text:tab/><text:span text:style-name="T2">E</text:span>crire : « <text:span text:style-name="T2">0 »</text:span></text:p>
      <text:p text:style-name="P14">FINSI</text:p>
      <text:p text:style-name="P16"><text:span text:style-name="T2">SI</text:span> val ≥<text:span text:style-name="T3">16</text:span></text:p>
      <text:p text:style-name="P14">ALORS</text:p>
      <text:p text:style-name="P16"><text:tab/>val=val-<text:span text:style-name="T3">16</text:span></text:p>
      <text:p text:style-name="P16"><text:tab/><text:span text:style-name="T2">Ecrire :</text:span> « 1 »</text:p>
      <text:p text:style-name="P14">SINON</text:p>
      <text:p text:style-name="P18"><text:tab/><text:span text:style-name="T2">E</text:span>crire : « <text:span text:style-name="T2">0 »</text:span></text:p>
      <text:p text:style-name="P14">FINSI</text:p>
      <text:p text:style-name="P16"><text:span text:style-name="T2">SI</text:span> val ≥<text:span text:style-name="T3">8</text:span></text:p>
      <text:p text:style-name="P14">ALORS</text:p>
      <text:p text:style-name="P16"><text:tab/>val=val-<text:span text:style-name="T3">8</text:span></text:p>
      <text:p text:style-name="P16"><text:tab/><text:span text:style-name="T2">Ecrire :</text:span> « 1 »</text:p>
      <text:p text:style-name="P14">SINON</text:p>
      <text:p text:style-name="P18"><text:tab/><text:span text:style-name="T2">E</text:span>crire : « <text:span text:style-name="T2">0 »</text:span></text:p>
      <text:p text:style-name="P14">FINSI</text:p>
      <text:p text:style-name="P16"><text:span text:style-name="T2">SI</text:span> val ≥<text:span text:style-name="T3">4</text:span></text:p>
      <text:p text:style-name="P14">ALORS</text:p>
      <text:p text:style-name="P16"><text:tab/>val=val-<text:span text:style-name="T3">4</text:span></text:p>
      <text:p text:style-name="P16"><text:tab/><text:span text:style-name="T2">Ecrire :</text:span> « 1 »</text:p>
      <text:p text:style-name="P14">SINON</text:p>
      <text:p text:style-name="P18"><text:tab/><text:span text:style-name="T2">E</text:span>crire : « <text:span text:style-name="T2">0 »</text:span></text:p>
      <text:p text:style-name="P14">FINSI</text:p>
      <text:p text:style-name="P16"><text:span text:style-name="T2">SI</text:span> val ≥<text:span text:style-name="T3">2</text:span></text:p>
      <text:p text:style-name="P14">ALORS</text:p>
      <text:p text:style-name="P16"><text:tab/>val=val-<text:span text:style-name="T3">2</text:span></text:p>
      <text:p text:style-name="P16"><text:tab/><text:span text:style-name="T2">Ecrire :</text:span> « 1 »</text:p>
      <text:p text:style-name="P14">SINON</text:p>
      <text:p text:style-name="P18"><text:tab/><text:span text:style-name="T2">E</text:span>crire : « <text:span text:style-name="T2">0 »</text:span></text:p>
      <text:p text:style-name="P14">FINSI</text:p>
      <text:p text:style-name="P16"><text:span text:style-name="T2">SI</text:span> val ≥<text:span text:style-name="T3">1</text:span></text:p>
      <text:p text:style-name="P14">ALORS</text:p>
      <text:p text:style-name="P16"><text:tab/>val=val-<text:span text:style-name="T3">1</text:span></text:p>
      <text:p text:style-name="P16"><text:tab/><text:span text:style-name="T2">Ecrire :</text:span> « 1 »</text:p>
      <text:p text:style-name="P14">SINON</text:p>
      <text:p text:style-name="P18"><text:tab/><text:span text:style-name="T2">E</text:span>crire : « <text:span text:style-name="T2">0 »</text:span></text:p>
      <text:p text:style-name="P14">FINSI</text:p>
      <text:list xml:id="list121204516162246" text:continue-numbering="true" text:style-name="Numbering_20_1">
        <text:list-item>
          <text:p text:style-name="question">Que donnera l’affichage de ce<text:span text:style-name="T11">t algorithme</text:span> si je saisi les valeurs suivantes :</text:p>
        </text:list-item>
      </text:list>
      <text:list xml:id="list1373431031" text:style-name="L1">
        <text:list-item>
          <text:p text:style-name="P23">255</text:p>
        </text:list-item>
        <text:list-item>
          <text:p text:style-name="P23">127</text:p>
        </text:list-item>
        <text:list-item>
          <text:p text:style-name="P23">1</text:p>
        </text:list-item>
        <text:list-item>
          <text:p text:style-name="P23">35</text:p>
        </text:list-item>
      </text:list>
      <text:list xml:id="list121202964139281" text:continue-list="list121204516162246" text:style-name="Numbering_20_1">
        <text:list-item>
          <text:p text:style-name="P26">Que fait ce<text:span text:style-name="T11">t</text:span> <text:span text:style-name="T11">algorithme</text:span>?</text:p>
        </text:list-item>
      </text:list>
      <text:p text:style-name="P9"><text:span text:style-name="T5">Ré</text:span>solution d'équation du second degré de type <draw:frame draw:style-name="fr1" draw:name="Objet3" text:anchor-type="as-char" svg:width="2.644cm" svg:height="0.471cm" draw:z-index="0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P8"/>
      <text:p text:style-name="P8"><text:tab/><text:tab/>On rappel: <draw:frame draw:style-name="fr1" draw:name="Objet4" text:anchor-type="as-char" svg:width="2.348cm" svg:height="0.471cm" draw:z-index="1"><draw:object xlink:href="./Object 4" xlink:type="simple" xlink:show="embed" xlink:actuate="onLoad"/><draw:image xlink:href="./ObjectReplacements/Object 4" xlink:type="simple" xlink:show="embed" xlink:actuate="onLoad"/><svg:desc>formule</svg:desc></draw:frame></text:p>
      <text:p text:style-name="P8"/>
      <text:p text:style-name="P8"><text:tab/><text:tab/>L'équation admet des solutions dans l'ensemble des réels si <draw:frame draw:style-name="fr1" draw:name="Objet5" text:anchor-type="as-char" svg:width="1.078cm" svg:height="0.471cm" draw:z-index="2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8"><text:tab/><text:tab/>Les solutions sont :</text:p>
      <text:p text:style-name="P8"><text:tab/><text:tab/><text:tab/><draw:frame draw:style-name="fr1" draw:name="Objet6" text:anchor-type="as-char" svg:width="2.593cm" svg:height="2.519cm" draw:z-index="3"><draw:object xlink:href="./Object 6" xlink:type="simple" xlink:show="embed" xlink:actuate="onLoad"/><draw:image xlink:href="./ObjectReplacements/Object 6" xlink:type="simple" xlink:show="embed" xlink:actuate="onLoad"/><svg:desc>formule</svg:desc></draw:frame></text:p>
      <text:list xml:id="list121203410411887" text:continue-numbering="true" text:style-name="Numbering_20_1">
        <text:list-item>
          <text:p text:style-name="P27">Ecrivez <text:span text:style-name="T12">un algorithme</text:span> demandant les trois coefficients a,b et c et indique à l'utilisateur s'il y a des solutions dans l'ensemble des réels.<text:tab/><text:tab/><text:tab/><text:tab/><text:tab/><text:tab/><text:tab/></text:p>
        </text:list-item>
      </text:list>
      <text:p text:style-name="Standard"><text:tab/>Le Parking des Quinconces au Mans affiche les tarifs suivants :</text:p>
      <text:p text:style-name="Standard"><text:tab/>Tarifs Horaires de 7h à 19h - Prix du 1/4 h</text:p>
      <text:p text:style-name="Standard"><text:tab/><text:tab/><text:tab/><text:span text:style-name="T6">du 1</text:span><text:span text:style-name="T7">er</text:span><text:span text:style-name="T6"> au 4</text:span><text:span text:style-name="T7">ème</text:span><text:span text:style-name="T6"> <text:tab/><text:tab/><text:tab/>gratuit</text:span><text:span text:style-name="T7"> </text:span><text:span text:style-name="T6"><text:line-break/><text:tab/><text:tab/><text:tab/>du 5</text:span><text:span text:style-name="T7">ème</text:span><text:span text:style-name="T6"> </text:span><text:span text:style-name="T8">au</text:span><text:span text:style-name="T6"> 10</text:span><text:span text:style-name="T7">ème</text:span><text:span text:style-name="T6"> <text:tab/><text:tab/>0,50€</text:span><text:span text:style-name="T7">  </text:span><text:span text:style-name="T6"><text:line-break/><text:tab/><text:tab/><text:tab/>du 11</text:span><text:span text:style-name="T7">ème</text:span><text:span text:style-name="T6"> </text:span><text:span text:style-name="T8">au</text:span><text:span text:style-name="T6"> 12</text:span><text:span text:style-name="T7">ème</text:span><text:span text:style-name="T6"> </text:span><text:span text:style-name="T7"> <text:tab/><text:tab/></text:span><text:span text:style-name="T9">0,40€</text:span><text:span text:style-name="T6"><text:line-break/><text:tab/><text:tab/><text:tab/>du 13</text:span><text:span text:style-name="T7">ème</text:span><text:span text:style-name="T6"> </text:span><text:span text:style-name="T8">au</text:span><text:span text:style-name="T6"> 28</text:span><text:span text:style-name="T7">ème</text:span><text:span text:style-name="T6"> <text:tab/><text:tab/>0,20€<text:tab/><text:line-break/><text:tab/><text:tab/><text:tab/><text:tab/><text:tab/><text:tab/><text:tab/>+ 0,10€ les suivants</text:span></text:p>
      <text:p text:style-name="Standard"/>
      <text:p text:style-name="Standard"/>
      <text:list xml:id="list121204742011096" text:continue-numbering="true" text:style-name="Numbering_20_1">
        <text:list-item>
          <text:p text:style-name="question">Ecrivez l’algorithme d’un programme demandant le nombre d’heures et de minutes de stationnement et qui calcul le coût du stationnement.</text:p>
        </text:list-item>
      </text:list>
      <text:p text:style-name="P12"/>
      <text:p text:style-name="P11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Comic Sans MS" svg:font-family="'Comic Sans MS'" style:font-family-generic="script" style:font-pitch="variable"/>
    <style:font-face style:name="Courier 10 Pitch" svg:font-family="'Courier 10 Pitch'" style:font-pitch="fixed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Verdana" svg:font-family="Verdana, Helvetica, sans-serif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fr" style:country-asian="FR" style:font-name-complex="Tahoma1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fr" style:country-asian="FR" style:font-name-complex="Tahoma1" style:font-size-complex="12pt" style:language-complex="fr" style:country-complex="FR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style:contextual-spacing="false" fo:text-align="justify" style:justify-single-word="false" fo:orphans="0" fo:widows="0" fo:text-indent="0cm" style:auto-text-indent="false"/>
      <style:text-properties fo:font-size="10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cm" fo:margin-right="0cm" fo:margin-top="0.423cm" fo:margin-bottom="0.423cm" style:contextual-spacing="false" fo:text-indent="0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left="1cm" fo:margin-right="0.998cm" fo:margin-top="0cm" fo:margin-bottom="0cm" style:contextual-spacing="false" fo:text-indent="0cm" style:auto-text-indent="false" fo:padding-left="1.023cm" fo:padding-right="0.953cm" fo:padding-top="0.035cm" fo:padding-bottom="0.035cm" fo:border="0.06pt solid #000000" style:shadow="#000000 0.002cm 0.002cm" fo:keep-with-next="always">
        <style:tab-stops>
          <style:tab-stop style:position="14.002cm" style:type="right"/>
        </style:tab-stops>
      </style:paragraph-properties>
      <style:text-properties style:font-name="Arial" fo:font-family="Arial" style:font-family-generic="swiss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41cm" fo:margin-right="0cm" fo:margin-top="0cm" fo:margin-bottom="0cm" style:contextual-spacing="false" fo:text-align="center" style:justify-single-word="false" fo:text-indent="0cm" style:auto-text-indent="false" fo:keep-with-next="always">
        <style:tab-stops>
          <style:tab-stop style:position="7.796cm" style:type="center"/>
          <style:tab-stop style:position="15.734cm" style:type="right"/>
        </style:tab-stops>
      </style:paragraph-properties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question" style:family="paragraph" style:parent-style-name="Text_20_body" style:list-style-name="Numbering_20_1" style:class="text">
      <loext:graphic-properties draw:fill="solid" draw:fill-color="#ffcc99" draw:opacity="100%"/>
      <style:paragraph-properties fo:margin-left="2cm" fo:margin-right="0cm" fo:margin-top="0cm" fo:margin-bottom="0cm" style:contextual-spacing="false" fo:text-indent="0cm" style:auto-text-indent="false" fo:background-color="#ffcc99"/>
      <style:text-properties fo:font-size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class="text"/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/<text:page-count>3</text:page-count></text:p>
      </style:footer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title>Travaux Dirigés       -       Algorithmique n°5 </dc:title>
    <meta:initial-creator>Jean Guillet</meta:initial-creator>
    <meta:creation-date>2009-09-22T07:10:24.31</meta:creation-date>
    <dc:language>en-US</dc:language>
    <meta:editing-cycles>41</meta:editing-cycles>
    <meta:editing-duration>PT2H56M46S</meta:editing-duration>
    <dc:date>2022-09-14T12:12:02.640239046</dc:date>
    <dc:creator>Didier BERNARD</dc:creator>
    <meta:document-statistic meta:table-count="1" meta:image-count="0" meta:object-count="4" meta:page-count="3" meta:paragraph-count="88" meta:word-count="461" meta:character-count="2344" meta:non-whitespace-character-count="1885"/>
    <meta:user-defined meta:name="Info 1"/>
    <meta:user-defined meta:name="Info 2"/>
    <meta:user-defined meta:name="Info 3"/>
    <meta:user-defined meta:name="Info 4"/>
  </office:meta>
</office:document-meta>
</file>

<file path=Object 3/content.xml><?xml version="1.0" encoding="utf-8"?>
<math xmlns="http://www.w3.org/1998/Math/MathML" display="block">
  <semantics>
    <mrow>
      <mi mathvariant="italic">ax</mi>
      <mrow>
        <mrow>
          <mn>²</mn>
          <mo stretchy="false">+</mo>
          <mi mathvariant="italic">bx</mi>
          <mo stretchy="false">+</mo>
          <mi>c</mi>
        </mrow>
        <mo stretchy="false">=</mo>
        <mn>0</mn>
      </mrow>
    </mrow>
    <annotation encoding="StarMath 5.0">ax²+bx+c=0</annotation>
  </semantics>
</math>
</file>

<file path=Object 4/content.xml><?xml version="1.0" encoding="utf-8"?>
<math xmlns="http://www.w3.org/1998/Math/MathML" display="block">
  <semantics>
    <mrow>
      <mrow>
        <mi mathvariant="normal">Δ</mi>
        <mo stretchy="false">=</mo>
        <mi>b</mi>
      </mrow>
      <mrow>
        <mn>²</mn>
        <mo stretchy="false">−</mo>
        <mn>4</mn>
      </mrow>
      <mi mathvariant="italic">ac</mi>
    </mrow>
    <annotation encoding="StarMath 5.0">%DELTA = b²-4ac</annotation>
  </semantics>
</math>
</file>

<file path=Object 5/content.xml><?xml version="1.0" encoding="utf-8"?>
<math xmlns="http://www.w3.org/1998/Math/MathML" display="block">
  <semantics>
    <mrow>
      <mi mathvariant="normal">Δ</mi>
      <mo stretchy="false">≥</mo>
      <mn>0</mn>
    </mrow>
    <annotation encoding="StarMath 5.0">%DELTA&gt;=0</annotation>
  </semantics>
</math>
</file>

<file path=Object 6/content.xml><?xml version="1.0" encoding="utf-8"?>
<math xmlns="http://www.w3.org/1998/Math/MathML" display="block">
  <semantics>
    <mtable>
      <mtr>
        <mtd>
          <mrow>
            <mi>x</mi>
            <mrow>
              <mn>1</mn>
              <mo stretchy="false">=</mo>
              <mfrac>
                <mrow>
                  <mrow>
                    <mo stretchy="false">−</mo>
                    <mi>b</mi>
                  </mrow>
                  <mo stretchy="false">+</mo>
                  <msqrt>
                    <mi mathvariant="normal">Δ</mi>
                  </msqrt>
                </mrow>
                <mrow>
                  <mn>2</mn>
                  <mi>a</mi>
                </mrow>
              </mfrac>
            </mrow>
          </mrow>
        </mtd>
      </mtr>
      <mtr>
        <mtd>
          <mi mathvariant="italic">et</mi>
        </mtd>
      </mtr>
      <mtr>
        <mtd>
          <mrow>
            <mi>x</mi>
            <mrow>
              <mn>2</mn>
              <mo stretchy="false">=</mo>
              <mfrac>
                <mrow>
                  <mrow>
                    <mo stretchy="false">−</mo>
                    <mi>b</mi>
                  </mrow>
                  <mo stretchy="false">−</mo>
                  <msqrt>
                    <mi mathvariant="normal">Δ</mi>
                  </msqrt>
                </mrow>
                <mrow>
                  <mn>2</mn>
                  <mi>a</mi>
                </mrow>
              </mfrac>
            </mrow>
          </mrow>
        </mtd>
      </mtr>
    </mtable>
    <annotation encoding="StarMath 5.0">x1={-b+sqrt%DELTA} over {2a} newline
et newline
x2={-b-sqrt%DELTA} over {2a}</annotation>
  </semantics>
</math>
</file>